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9448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a55a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c7a0cb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ce6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ge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Coord x</text:p>
          </table:table-cell>
          <table:table-cell table:style-name="ce8" office:value-type="string" calcext:value-type="string">
            <text:p>Coord y</text:p>
          </table:table-cell>
        </table:table-row>
        <table:table-row table:style-name="ro2">
          <table:table-cell table:style-name="ce1" office:value-type="string" calcext:value-type="string">
            <text:p>Coord 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Coord 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</table:table-row>
        <table:table-row table:style-name="ro4">
          <table:table-cell table:style-name="ce1" office:value-type="string" calcext:value-type="string">
            <text:p>Parc norma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Parc observé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Excès ou deficit</text:p>
          </table:table-cell>
          <table:table-cell table:style-name="ce5" table:formula="of:=[.B5]-[.B4]" office:value-type="float" office:value="-2" calcext:value-type="float">
            <text:p>-2</text:p>
          </table:table-cell>
          <table:table-cell table:style-name="ce5" table:formula="of:=[.C5]-[.C4]" office:value-type="float" office:value="7" calcext:value-type="float">
            <text:p>7</text:p>
          </table:table-cell>
          <table:table-cell table:style-name="ce5" table:formula="of:=[.D5]-[.D4]" office:value-type="float" office:value="-4" calcext:value-type="float">
            <text:p>-4</text:p>
          </table:table-cell>
          <table:table-cell table:style-name="ce5" table:formula="of:=[.E5]-[.E4]" office:value-type="float" office:value="-3" calcext:value-type="float">
            <text:p>-3</text:p>
          </table:table-cell>
          <table:table-cell table:style-name="ce5" table:formula="of:=[.F5]-[.F4]" office:value-type="float" office:value="3" calcext:value-type="float">
            <text:p>3</text:p>
          </table:table-cell>
          <table:table-cell table:style-name="ce5" table:formula="of:=[.G5]-[.G4]" office:value-type="float" office:value="-5" calcext:value-type="float">
            <text:p>-5</text:p>
          </table:table-cell>
          <table:table-cell table:style-name="ce5" table:formula="of:=[.H5]-[.H4]" office:value-type="float" office:value="-1" calcext:value-type="float">
            <text:p>-1</text:p>
          </table:table-cell>
          <table:table-cell table:style-name="ce5" table:formula="of:=[.I5]-[.I4]" office:value-type="float" office:value="4" calcext:value-type="float">
            <text:p>4</text:p>
          </table:table-cell>
          <table:table-cell table:style-name="ce5" table:formula="of:=[.J5]-[.J4]" office:value-type="float" office:value="6" calcext:value-type="float">
            <text:p>6</text:p>
          </table:table-cell>
          <table:table-cell table:style-name="ce5" table:formula="of:=[.K5]-[.K4]" office:value-type="float" office:value="-5" calcext:value-type="float">
            <text:p>-5</text:p>
          </table:table-cell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5">
          <table:table-cell table:style-name="Default" table:number-columns-repeated="11"/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d(e,d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SQRT( ([.$N2]-[.B$2])*([.$N2]-[.B$2]) + ([.$O2]-[.B$3]) *([.$O2]-[.B$3])  )" office:value-type="float" office:value="0" calcext:value-type="float">
            <text:p>0</text:p>
          </table:table-cell>
          <table:table-cell table:formula="of:=SQRT( ([.$N2]-[.C$2])*([.$N2]-[.C$2]) + ([.$O2]-[.C$3]) *([.$O2]-[.C$3])  )" office:value-type="float" office:value="5.65685424949238" calcext:value-type="float">
            <text:p>5,65685424949238</text:p>
          </table:table-cell>
          <table:table-cell table:formula="of:=SQRT( ([.$N2]-[.D$2])*([.$N2]-[.D$2]) + ([.$O2]-[.D$3]) *([.$O2]-[.D$3])  )" office:value-type="float" office:value="4.47213595499958" calcext:value-type="float">
            <text:p>4,47213595499958</text:p>
          </table:table-cell>
          <table:table-cell table:formula="of:=SQRT( ([.$N2]-[.E$2])*([.$N2]-[.E$2]) + ([.$O2]-[.E$3]) *([.$O2]-[.E$3])  )" office:value-type="float" office:value="6.32455532033676" calcext:value-type="float">
            <text:p>6,32455532033676</text:p>
          </table:table-cell>
          <table:table-cell table:formula="of:=SQRT( ([.$N2]-[.F$2])*([.$N2]-[.F$2]) + ([.$O2]-[.F$3]) *([.$O2]-[.F$3])  )" office:value-type="float" office:value="7" calcext:value-type="float">
            <text:p>7</text:p>
          </table:table-cell>
          <table:table-cell table:formula="of:=SQRT( ([.$N2]-[.G$2])*([.$N2]-[.G$2]) + ([.$O2]-[.G$3]) *([.$O2]-[.G$3])  )" office:value-type="float" office:value="8.60232526704263" calcext:value-type="float">
            <text:p>8,60232526704263</text:p>
          </table:table-cell>
          <table:table-cell table:formula="of:=SQRT( ([.$N2]-[.H$2])*([.$N2]-[.H$2]) + ([.$O2]-[.H$3]) *([.$O2]-[.H$3])  )" office:value-type="float" office:value="5.09901951359278" calcext:value-type="float">
            <text:p>5,09901951359278</text:p>
          </table:table-cell>
          <table:table-cell table:formula="of:=SQRT( ([.$N2]-[.I$2])*([.$N2]-[.I$2]) + ([.$O2]-[.I$3]) *([.$O2]-[.I$3])  )" office:value-type="float" office:value="2.23606797749979" calcext:value-type="float">
            <text:p>2,23606797749979</text:p>
          </table:table-cell>
          <table:table-cell table:formula="of:=SQRT( ([.$N2]-[.J$2])*([.$N2]-[.J$2]) + ([.$O2]-[.J$3]) *([.$O2]-[.J$3])  )" office:value-type="float" office:value="2" calcext:value-type="float">
            <text:p>2</text:p>
          </table:table-cell>
          <table:table-cell table:formula="of:=SQRT( ([.$N2]-[.K$2])*([.$N2]-[.K$2]) + ([.$O2]-[.K$3]) *([.$O2]-[.K$3])  )" office:value-type="float" office:value="3" calcext:value-type="float">
            <text:p>3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SQRT( ([.$N3]-[.B$2])*([.$N3]-[.B$2]) + ([.$O3]-[.B$3]) *([.$O3]-[.B$3])  )" office:value-type="float" office:value="5.65685424949238" calcext:value-type="float">
            <text:p>5,65685424949238</text:p>
          </table:table-cell>
          <table:table-cell table:formula="of:=SQRT( ([.$N3]-[.C$2])*([.$N3]-[.C$2]) + ([.$O3]-[.C$3]) *([.$O3]-[.C$3])  )" office:value-type="float" office:value="0" calcext:value-type="float">
            <text:p>0</text:p>
          </table:table-cell>
          <table:table-cell table:formula="of:=SQRT( ([.$N3]-[.D$2])*([.$N3]-[.D$2]) + ([.$O3]-[.D$3]) *([.$O3]-[.D$3])  )" office:value-type="float" office:value="2" calcext:value-type="float">
            <text:p>2</text:p>
          </table:table-cell>
          <table:table-cell table:formula="of:=SQRT( ([.$N3]-[.E$2])*([.$N3]-[.E$2]) + ([.$O3]-[.E$3]) *([.$O3]-[.E$3])  )" office:value-type="float" office:value="2.82842712474619" calcext:value-type="float">
            <text:p>2,82842712474619</text:p>
          </table:table-cell>
          <table:table-cell table:formula="of:=SQRT( ([.$N3]-[.F$2])*([.$N3]-[.F$2]) + ([.$O3]-[.F$3]) *([.$O3]-[.F$3])  )" office:value-type="float" office:value="5" calcext:value-type="float">
            <text:p>5</text:p>
          </table:table-cell>
          <table:table-cell table:formula="of:=SQRT( ([.$N3]-[.G$2])*([.$N3]-[.G$2]) + ([.$O3]-[.G$3]) *([.$O3]-[.G$3])  )" office:value-type="float" office:value="3.16227766016838" calcext:value-type="float">
            <text:p>3,16227766016838</text:p>
          </table:table-cell>
          <table:table-cell table:formula="of:=SQRT( ([.$N3]-[.H$2])*([.$N3]-[.H$2]) + ([.$O3]-[.H$3]) *([.$O3]-[.H$3])  )" office:value-type="float" office:value="3.16227766016838" calcext:value-type="float">
            <text:p>3,16227766016838</text:p>
          </table:table-cell>
          <table:table-cell table:formula="of:=SQRT( ([.$N3]-[.I$2])*([.$N3]-[.I$2]) + ([.$O3]-[.I$3]) *([.$O3]-[.I$3])  )" office:value-type="float" office:value="3.60555127546399" calcext:value-type="float">
            <text:p>3,60555127546399</text:p>
          </table:table-cell>
          <table:table-cell table:formula="of:=SQRT( ([.$N3]-[.J$2])*([.$N3]-[.J$2]) + ([.$O3]-[.J$3]) *([.$O3]-[.J$3])  )" office:value-type="float" office:value="4.47213595499958" calcext:value-type="float">
            <text:p>4,47213595499958</text:p>
          </table:table-cell>
          <table:table-cell table:formula="of:=SQRT( ([.$N3]-[.K$2])*([.$N3]-[.K$2]) + ([.$O3]-[.K$3]) *([.$O3]-[.K$3])  )" office:value-type="float" office:value="4.12310562561766" calcext:value-type="float">
            <text:p>4,12310562561766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SQRT( ([.$N4]-[.B$2])*([.$N4]-[.B$2]) + ([.$O4]-[.B$3]) *([.$O4]-[.B$3])  )" office:value-type="float" office:value="4.47213595499958" calcext:value-type="float">
            <text:p>4,47213595499958</text:p>
          </table:table-cell>
          <table:table-cell table:formula="of:=SQRT( ([.$N4]-[.C$2])*([.$N4]-[.C$2]) + ([.$O4]-[.C$3]) *([.$O4]-[.C$3])  )" office:value-type="float" office:value="2" calcext:value-type="float">
            <text:p>2</text:p>
          </table:table-cell>
          <table:table-cell table:formula="of:=SQRT( ([.$N4]-[.D$2])*([.$N4]-[.D$2]) + ([.$O4]-[.D$3]) *([.$O4]-[.D$3])  )" office:value-type="float" office:value="0" calcext:value-type="float">
            <text:p>0</text:p>
          </table:table-cell>
          <table:table-cell table:formula="of:=SQRT( ([.$N4]-[.E$2])*([.$N4]-[.E$2]) + ([.$O4]-[.E$3]) *([.$O4]-[.E$3])  )" office:value-type="float" office:value="2" calcext:value-type="float">
            <text:p>2</text:p>
          </table:table-cell>
          <table:table-cell table:formula="of:=SQRT( ([.$N4]-[.F$2])*([.$N4]-[.F$2]) + ([.$O4]-[.F$3]) *([.$O4]-[.F$3])  )" office:value-type="float" office:value="3.60555127546399" calcext:value-type="float">
            <text:p>3,60555127546399</text:p>
          </table:table-cell>
          <table:table-cell table:formula="of:=SQRT( ([.$N4]-[.G$2])*([.$N4]-[.G$2]) + ([.$O4]-[.G$3]) *([.$O4]-[.G$3])  )" office:value-type="float" office:value="4.24264068711929" calcext:value-type="float">
            <text:p>4,24264068711929</text:p>
          </table:table-cell>
          <table:table-cell table:formula="of:=SQRT( ([.$N4]-[.H$2])*([.$N4]-[.H$2]) + ([.$O4]-[.H$3]) *([.$O4]-[.H$3])  )" office:value-type="float" office:value="4.24264068711929" calcext:value-type="float">
            <text:p>4,24264068711929</text:p>
          </table:table-cell>
          <table:table-cell table:formula="of:=SQRT( ([.$N4]-[.I$2])*([.$N4]-[.I$2]) + ([.$O4]-[.I$3]) *([.$O4]-[.I$3])  )" office:value-type="float" office:value="3" calcext:value-type="float">
            <text:p>3</text:p>
          </table:table-cell>
          <table:table-cell table:formula="of:=SQRT( ([.$N4]-[.J$2])*([.$N4]-[.J$2]) + ([.$O4]-[.J$3]) *([.$O4]-[.J$3])  )" office:value-type="float" office:value="2.82842712474619" calcext:value-type="float">
            <text:p>2,82842712474619</text:p>
          </table:table-cell>
          <table:table-cell table:formula="of:=SQRT( ([.$N4]-[.K$2])*([.$N4]-[.K$2]) + ([.$O4]-[.K$3]) *([.$O4]-[.K$3])  )" office:value-type="float" office:value="4.12310562561766" calcext:value-type="float">
            <text:p>4,12310562561766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SQRT( ([.$N5]-[.B$2])*([.$N5]-[.B$2]) + ([.$O5]-[.B$3]) *([.$O5]-[.B$3])  )" office:value-type="float" office:value="6.32455532033676" calcext:value-type="float">
            <text:p>6,32455532033676</text:p>
          </table:table-cell>
          <table:table-cell table:formula="of:=SQRT( ([.$N5]-[.C$2])*([.$N5]-[.C$2]) + ([.$O5]-[.C$3]) *([.$O5]-[.C$3])  )" office:value-type="float" office:value="2.82842712474619" calcext:value-type="float">
            <text:p>2,82842712474619</text:p>
          </table:table-cell>
          <table:table-cell table:formula="of:=SQRT( ([.$N5]-[.D$2])*([.$N5]-[.D$2]) + ([.$O5]-[.D$3]) *([.$O5]-[.D$3])  )" office:value-type="float" office:value="2" calcext:value-type="float">
            <text:p>2</text:p>
          </table:table-cell>
          <table:table-cell table:formula="of:=SQRT( ([.$N5]-[.E$2])*([.$N5]-[.E$2]) + ([.$O5]-[.E$3]) *([.$O5]-[.E$3])  )" office:value-type="float" office:value="0" calcext:value-type="float">
            <text:p>0</text:p>
          </table:table-cell>
          <table:table-cell table:formula="of:=SQRT( ([.$N5]-[.F$2])*([.$N5]-[.F$2]) + ([.$O5]-[.F$3]) *([.$O5]-[.F$3])  )" office:value-type="float" office:value="2.23606797749979" calcext:value-type="float">
            <text:p>2,23606797749979</text:p>
          </table:table-cell>
          <table:table-cell table:formula="of:=SQRT( ([.$N5]-[.G$2])*([.$N5]-[.G$2]) + ([.$O5]-[.G$3]) *([.$O5]-[.G$3])  )" office:value-type="float" office:value="3.16227766016838" calcext:value-type="float">
            <text:p>3,16227766016838</text:p>
          </table:table-cell>
          <table:table-cell table:formula="of:=SQRT( ([.$N5]-[.H$2])*([.$N5]-[.H$2]) + ([.$O5]-[.H$3]) *([.$O5]-[.H$3])  )" office:value-type="float" office:value="5.8309518948453" calcext:value-type="float">
            <text:p>5,8309518948453</text:p>
          </table:table-cell>
          <table:table-cell table:formula="of:=SQRT( ([.$N5]-[.I$2])*([.$N5]-[.I$2]) + ([.$O5]-[.I$3]) *([.$O5]-[.I$3])  )" office:value-type="float" office:value="5" calcext:value-type="float">
            <text:p>5</text:p>
          </table:table-cell>
          <table:table-cell table:formula="of:=SQRT( ([.$N5]-[.J$2])*([.$N5]-[.J$2]) + ([.$O5]-[.J$3]) *([.$O5]-[.J$3])  )" office:value-type="float" office:value="4.47213595499958" calcext:value-type="float">
            <text:p>4,47213595499958</text:p>
          </table:table-cell>
          <table:table-cell table:formula="of:=SQRT( ([.$N5]-[.K$2])*([.$N5]-[.K$2]) + ([.$O5]-[.K$3]) *([.$O5]-[.K$3])  )" office:value-type="float" office:value="6.08276253029822" calcext:value-type="float">
            <text:p>6,08276253029822</text:p>
          </table:table-cell>
          <table:table-cell table:number-columns-repeated="2"/>
          <table:table-cell table:style-name="ce10"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SQRT( ([.$N6]-[.B$2])*([.$N6]-[.B$2]) + ([.$O6]-[.B$3]) *([.$O6]-[.B$3])  )" office:value-type="float" office:value="7" calcext:value-type="float">
            <text:p>7</text:p>
          </table:table-cell>
          <table:table-cell table:formula="of:=SQRT( ([.$N6]-[.C$2])*([.$N6]-[.C$2]) + ([.$O6]-[.C$3]) *([.$O6]-[.C$3])  )" office:value-type="float" office:value="5" calcext:value-type="float">
            <text:p>5</text:p>
          </table:table-cell>
          <table:table-cell table:formula="of:=SQRT( ([.$N6]-[.D$2])*([.$N6]-[.D$2]) + ([.$O6]-[.D$3]) *([.$O6]-[.D$3])  )" office:value-type="float" office:value="3.60555127546399" calcext:value-type="float">
            <text:p>3,60555127546399</text:p>
          </table:table-cell>
          <table:table-cell table:formula="of:=SQRT( ([.$N6]-[.E$2])*([.$N6]-[.E$2]) + ([.$O6]-[.E$3]) *([.$O6]-[.E$3])  )" office:value-type="float" office:value="2.23606797749979" calcext:value-type="float">
            <text:p>2,23606797749979</text:p>
          </table:table-cell>
          <table:table-cell table:formula="of:=SQRT( ([.$N6]-[.F$2])*([.$N6]-[.F$2]) + ([.$O6]-[.F$3]) *([.$O6]-[.F$3])  )" office:value-type="float" office:value="0" calcext:value-type="float">
            <text:p>0</text:p>
          </table:table-cell>
          <table:table-cell table:formula="of:=SQRT( ([.$N6]-[.G$2])*([.$N6]-[.G$2]) + ([.$O6]-[.G$3]) *([.$O6]-[.G$3])  )" office:value-type="float" office:value="5" calcext:value-type="float">
            <text:p>5</text:p>
          </table:table-cell>
          <table:table-cell table:formula="of:=SQRT( ([.$N6]-[.H$2])*([.$N6]-[.H$2]) + ([.$O6]-[.H$3]) *([.$O6]-[.H$3])  )" office:value-type="float" office:value="7.81024967590665" calcext:value-type="float">
            <text:p>7,81024967590665</text:p>
          </table:table-cell>
          <table:table-cell table:formula="of:=SQRT( ([.$N6]-[.I$2])*([.$N6]-[.I$2]) + ([.$O6]-[.I$3]) *([.$O6]-[.I$3])  )" office:value-type="float" office:value="6.32455532033676" calcext:value-type="float">
            <text:p>6,32455532033676</text:p>
          </table:table-cell>
          <table:table-cell table:formula="of:=SQRT( ([.$N6]-[.J$2])*([.$N6]-[.J$2]) + ([.$O6]-[.J$3]) *([.$O6]-[.J$3])  )" office:value-type="float" office:value="5" calcext:value-type="float">
            <text:p>5</text:p>
          </table:table-cell>
          <table:table-cell table:formula="of:=SQRT( ([.$N6]-[.K$2])*([.$N6]-[.K$2]) + ([.$O6]-[.K$3]) *([.$O6]-[.K$3])  )" office:value-type="float" office:value="7.61577310586391" calcext:value-type="float">
            <text:p>7,61577310586391</text:p>
          </table:table-cell>
          <table:table-cell table:number-columns-repeated="4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SQRT( ([.$N7]-[.B$2])*([.$N7]-[.B$2]) + ([.$O7]-[.B$3]) *([.$O7]-[.B$3])  )" office:value-type="float" office:value="8.60232526704263" calcext:value-type="float">
            <text:p>8,60232526704263</text:p>
          </table:table-cell>
          <table:table-cell table:formula="of:=SQRT( ([.$N7]-[.C$2])*([.$N7]-[.C$2]) + ([.$O7]-[.C$3]) *([.$O7]-[.C$3])  )" office:value-type="float" office:value="3.16227766016838" calcext:value-type="float">
            <text:p>3,16227766016838</text:p>
          </table:table-cell>
          <table:table-cell table:formula="of:=SQRT( ([.$N7]-[.D$2])*([.$N7]-[.D$2]) + ([.$O7]-[.D$3]) *([.$O7]-[.D$3])  )" office:value-type="float" office:value="4.24264068711929" calcext:value-type="float">
            <text:p>4,24264068711929</text:p>
          </table:table-cell>
          <table:table-cell table:formula="of:=SQRT( ([.$N7]-[.E$2])*([.$N7]-[.E$2]) + ([.$O7]-[.E$3]) *([.$O7]-[.E$3])  )" office:value-type="float" office:value="3.16227766016838" calcext:value-type="float">
            <text:p>3,16227766016838</text:p>
          </table:table-cell>
          <table:table-cell table:formula="of:=SQRT( ([.$N7]-[.F$2])*([.$N7]-[.F$2]) + ([.$O7]-[.F$3]) *([.$O7]-[.F$3])  )" office:value-type="float" office:value="5" calcext:value-type="float">
            <text:p>5</text:p>
          </table:table-cell>
          <table:table-cell table:formula="of:=SQRT( ([.$N7]-[.G$2])*([.$N7]-[.G$2]) + ([.$O7]-[.G$3]) *([.$O7]-[.G$3])  )" office:value-type="float" office:value="0" calcext:value-type="float">
            <text:p>0</text:p>
          </table:table-cell>
          <table:table-cell table:formula="of:=SQRT( ([.$N7]-[.H$2])*([.$N7]-[.H$2]) + ([.$O7]-[.H$3]) *([.$O7]-[.H$3])  )" office:value-type="float" office:value="6" calcext:value-type="float">
            <text:p>6</text:p>
          </table:table-cell>
          <table:table-cell table:formula="of:=SQRT( ([.$N7]-[.I$2])*([.$N7]-[.I$2]) + ([.$O7]-[.I$3]) *([.$O7]-[.I$3])  )" office:value-type="float" office:value="6.70820393249937" calcext:value-type="float">
            <text:p>6,70820393249937</text:p>
          </table:table-cell>
          <table:table-cell table:formula="of:=SQRT( ([.$N7]-[.J$2])*([.$N7]-[.J$2]) + ([.$O7]-[.J$3]) *([.$O7]-[.J$3])  )" office:value-type="float" office:value="7.07106781186548" calcext:value-type="float">
            <text:p>7,07106781186548</text:p>
          </table:table-cell>
          <table:table-cell table:formula="of:=SQRT( ([.$N7]-[.K$2])*([.$N7]-[.K$2]) + ([.$O7]-[.K$3]) *([.$O7]-[.K$3])  )" office:value-type="float" office:value="7.28010988928052" calcext:value-type="float">
            <text:p>7,28010988928052</text:p>
          </table:table-cell>
          <table:table-cell table:number-columns-repeated="4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SQRT( ([.$N8]-[.B$2])*([.$N8]-[.B$2]) + ([.$O8]-[.B$3]) *([.$O8]-[.B$3])  )" office:value-type="float" office:value="5.09901951359278" calcext:value-type="float">
            <text:p>5,09901951359278</text:p>
          </table:table-cell>
          <table:table-cell table:formula="of:=SQRT( ([.$N8]-[.C$2])*([.$N8]-[.C$2]) + ([.$O8]-[.C$3]) *([.$O8]-[.C$3])  )" office:value-type="float" office:value="3.16227766016838" calcext:value-type="float">
            <text:p>3,16227766016838</text:p>
          </table:table-cell>
          <table:table-cell table:formula="of:=SQRT( ([.$N8]-[.D$2])*([.$N8]-[.D$2]) + ([.$O8]-[.D$3]) *([.$O8]-[.D$3])  )" office:value-type="float" office:value="4.24264068711929" calcext:value-type="float">
            <text:p>4,24264068711929</text:p>
          </table:table-cell>
          <table:table-cell table:formula="of:=SQRT( ([.$N8]-[.E$2])*([.$N8]-[.E$2]) + ([.$O8]-[.E$3]) *([.$O8]-[.E$3])  )" office:value-type="float" office:value="5.8309518948453" calcext:value-type="float">
            <text:p>5,8309518948453</text:p>
          </table:table-cell>
          <table:table-cell table:formula="of:=SQRT( ([.$N8]-[.F$2])*([.$N8]-[.F$2]) + ([.$O8]-[.F$3]) *([.$O8]-[.F$3])  )" office:value-type="float" office:value="7.81024967590665" calcext:value-type="float">
            <text:p>7,81024967590665</text:p>
          </table:table-cell>
          <table:table-cell table:formula="of:=SQRT( ([.$N8]-[.G$2])*([.$N8]-[.G$2]) + ([.$O8]-[.G$3]) *([.$O8]-[.G$3])  )" office:value-type="float" office:value="6" calcext:value-type="float">
            <text:p>6</text:p>
          </table:table-cell>
          <table:table-cell table:formula="of:=SQRT( ([.$N8]-[.H$2])*([.$N8]-[.H$2]) + ([.$O8]-[.H$3]) *([.$O8]-[.H$3])  )" office:value-type="float" office:value="0" calcext:value-type="float">
            <text:p>0</text:p>
          </table:table-cell>
          <table:table-cell table:formula="of:=SQRT( ([.$N8]-[.I$2])*([.$N8]-[.I$2]) + ([.$O8]-[.I$3]) *([.$O8]-[.I$3])  )" office:value-type="float" office:value="3" calcext:value-type="float">
            <text:p>3</text:p>
          </table:table-cell>
          <table:table-cell table:formula="of:=SQRT( ([.$N8]-[.J$2])*([.$N8]-[.J$2]) + ([.$O8]-[.J$3]) *([.$O8]-[.J$3])  )" office:value-type="float" office:value="5.09901951359278" calcext:value-type="float">
            <text:p>5,09901951359278</text:p>
          </table:table-cell>
          <table:table-cell table:formula="of:=SQRT( ([.$N8]-[.K$2])*([.$N8]-[.K$2]) + ([.$O8]-[.K$3]) *([.$O8]-[.K$3])  )" office:value-type="float" office:value="2.23606797749979" calcext:value-type="float">
            <text:p>2,23606797749979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SQRT( ([.$N9]-[.B$2])*([.$N9]-[.B$2]) + ([.$O9]-[.B$3]) *([.$O9]-[.B$3])  )" office:value-type="float" office:value="2.23606797749979" calcext:value-type="float">
            <text:p>2,23606797749979</text:p>
          </table:table-cell>
          <table:table-cell table:formula="of:=SQRT( ([.$N9]-[.C$2])*([.$N9]-[.C$2]) + ([.$O9]-[.C$3]) *([.$O9]-[.C$3])  )" office:value-type="float" office:value="3.60555127546399" calcext:value-type="float">
            <text:p>3,60555127546399</text:p>
          </table:table-cell>
          <table:table-cell table:formula="of:=SQRT( ([.$N9]-[.D$2])*([.$N9]-[.D$2]) + ([.$O9]-[.D$3]) *([.$O9]-[.D$3])  )" office:value-type="float" office:value="3" calcext:value-type="float">
            <text:p>3</text:p>
          </table:table-cell>
          <table:table-cell table:formula="of:=SQRT( ([.$N9]-[.E$2])*([.$N9]-[.E$2]) + ([.$O9]-[.E$3]) *([.$O9]-[.E$3])  )" office:value-type="float" office:value="5" calcext:value-type="float">
            <text:p>5</text:p>
          </table:table-cell>
          <table:table-cell table:formula="of:=SQRT( ([.$N9]-[.F$2])*([.$N9]-[.F$2]) + ([.$O9]-[.F$3]) *([.$O9]-[.F$3])  )" office:value-type="float" office:value="6.32455532033676" calcext:value-type="float">
            <text:p>6,32455532033676</text:p>
          </table:table-cell>
          <table:table-cell table:formula="of:=SQRT( ([.$N9]-[.G$2])*([.$N9]-[.G$2]) + ([.$O9]-[.G$3]) *([.$O9]-[.G$3])  )" office:value-type="float" office:value="6.70820393249937" calcext:value-type="float">
            <text:p>6,70820393249937</text:p>
          </table:table-cell>
          <table:table-cell table:formula="of:=SQRT( ([.$N9]-[.H$2])*([.$N9]-[.H$2]) + ([.$O9]-[.H$3]) *([.$O9]-[.H$3])  )" office:value-type="float" office:value="3" calcext:value-type="float">
            <text:p>3</text:p>
          </table:table-cell>
          <table:table-cell table:formula="of:=SQRT( ([.$N9]-[.I$2])*([.$N9]-[.I$2]) + ([.$O9]-[.I$3]) *([.$O9]-[.I$3])  )" office:value-type="float" office:value="0" calcext:value-type="float">
            <text:p>0</text:p>
          </table:table-cell>
          <table:table-cell table:formula="of:=SQRT( ([.$N9]-[.J$2])*([.$N9]-[.J$2]) + ([.$O9]-[.J$3]) *([.$O9]-[.J$3])  )" office:value-type="float" office:value="2.23606797749979" calcext:value-type="float">
            <text:p>2,23606797749979</text:p>
          </table:table-cell>
          <table:table-cell table:formula="of:=SQRT( ([.$N9]-[.K$2])*([.$N9]-[.K$2]) + ([.$O9]-[.K$3]) *([.$O9]-[.K$3])  )" office:value-type="float" office:value="1.4142135623731" calcext:value-type="float">
            <text:p>1,4142135623731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SQRT( ([.$N10]-[.B$2])*([.$N10]-[.B$2]) + ([.$O10]-[.B$3]) *([.$O10]-[.B$3])  )" office:value-type="float" office:value="2" calcext:value-type="float">
            <text:p>2</text:p>
          </table:table-cell>
          <table:table-cell table:formula="of:=SQRT( ([.$N10]-[.C$2])*([.$N10]-[.C$2]) + ([.$O10]-[.C$3]) *([.$O10]-[.C$3])  )" office:value-type="float" office:value="4.47213595499958" calcext:value-type="float">
            <text:p>4,47213595499958</text:p>
          </table:table-cell>
          <table:table-cell table:formula="of:=SQRT( ([.$N10]-[.D$2])*([.$N10]-[.D$2]) + ([.$O10]-[.D$3]) *([.$O10]-[.D$3])  )" office:value-type="float" office:value="2.82842712474619" calcext:value-type="float">
            <text:p>2,82842712474619</text:p>
          </table:table-cell>
          <table:table-cell table:formula="of:=SQRT( ([.$N10]-[.E$2])*([.$N10]-[.E$2]) + ([.$O10]-[.E$3]) *([.$O10]-[.E$3])  )" office:value-type="float" office:value="4.47213595499958" calcext:value-type="float">
            <text:p>4,47213595499958</text:p>
          </table:table-cell>
          <table:table-cell table:formula="of:=SQRT( ([.$N10]-[.F$2])*([.$N10]-[.F$2]) + ([.$O10]-[.F$3]) *([.$O10]-[.F$3])  )" office:value-type="float" office:value="5" calcext:value-type="float">
            <text:p>5</text:p>
          </table:table-cell>
          <table:table-cell table:formula="of:=SQRT( ([.$N10]-[.G$2])*([.$N10]-[.G$2]) + ([.$O10]-[.G$3]) *([.$O10]-[.G$3])  )" office:value-type="float" office:value="7.07106781186548" calcext:value-type="float">
            <text:p>7,07106781186548</text:p>
          </table:table-cell>
          <table:table-cell table:formula="of:=SQRT( ([.$N10]-[.H$2])*([.$N10]-[.H$2]) + ([.$O10]-[.H$3]) *([.$O10]-[.H$3])  )" office:value-type="float" office:value="5.09901951359278" calcext:value-type="float">
            <text:p>5,09901951359278</text:p>
          </table:table-cell>
          <table:table-cell table:formula="of:=SQRT( ([.$N10]-[.I$2])*([.$N10]-[.I$2]) + ([.$O10]-[.I$3]) *([.$O10]-[.I$3])  )" office:value-type="float" office:value="2.23606797749979" calcext:value-type="float">
            <text:p>2,23606797749979</text:p>
          </table:table-cell>
          <table:table-cell table:formula="of:=SQRT( ([.$N10]-[.J$2])*([.$N10]-[.J$2]) + ([.$O10]-[.J$3]) *([.$O10]-[.J$3])  )" office:value-type="float" office:value="0" calcext:value-type="float">
            <text:p>0</text:p>
          </table:table-cell>
          <table:table-cell table:formula="of:=SQRT( ([.$N10]-[.K$2])*([.$N10]-[.K$2]) + ([.$O10]-[.K$3]) *([.$O10]-[.K$3])  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SQRT( ([.$N11]-[.B$2])*([.$N11]-[.B$2]) + ([.$O11]-[.B$3]) *([.$O11]-[.B$3])  )" office:value-type="float" office:value="3" calcext:value-type="float">
            <text:p>3</text:p>
          </table:table-cell>
          <table:table-cell table:formula="of:=SQRT( ([.$N11]-[.C$2])*([.$N11]-[.C$2]) + ([.$O11]-[.C$3]) *([.$O11]-[.C$3])  )" office:value-type="float" office:value="4.12310562561766" calcext:value-type="float">
            <text:p>4,12310562561766</text:p>
          </table:table-cell>
          <table:table-cell table:formula="of:=SQRT( ([.$N11]-[.D$2])*([.$N11]-[.D$2]) + ([.$O11]-[.D$3]) *([.$O11]-[.D$3])  )" office:value-type="float" office:value="4.12310562561766" calcext:value-type="float">
            <text:p>4,12310562561766</text:p>
          </table:table-cell>
          <table:table-cell table:formula="of:=SQRT( ([.$N11]-[.E$2])*([.$N11]-[.E$2]) + ([.$O11]-[.E$3]) *([.$O11]-[.E$3])  )" office:value-type="float" office:value="6.08276253029822" calcext:value-type="float">
            <text:p>6,08276253029822</text:p>
          </table:table-cell>
          <table:table-cell table:formula="of:=SQRT( ([.$N11]-[.F$2])*([.$N11]-[.F$2]) + ([.$O11]-[.F$3]) *([.$O11]-[.F$3])  )" office:value-type="float" office:value="7.61577310586391" calcext:value-type="float">
            <text:p>7,61577310586391</text:p>
          </table:table-cell>
          <table:table-cell table:formula="of:=SQRT( ([.$N11]-[.G$2])*([.$N11]-[.G$2]) + ([.$O11]-[.G$3]) *([.$O11]-[.G$3])  )" office:value-type="float" office:value="7.28010988928052" calcext:value-type="float">
            <text:p>7,28010988928052</text:p>
          </table:table-cell>
          <table:table-cell table:formula="of:=SQRT( ([.$N11]-[.H$2])*([.$N11]-[.H$2]) + ([.$O11]-[.H$3]) *([.$O11]-[.H$3])  )" office:value-type="float" office:value="2.23606797749979" calcext:value-type="float">
            <text:p>2,23606797749979</text:p>
          </table:table-cell>
          <table:table-cell table:formula="of:=SQRT( ([.$N11]-[.I$2])*([.$N11]-[.I$2]) + ([.$O11]-[.I$3]) *([.$O11]-[.I$3])  )" office:value-type="float" office:value="1.4142135623731" calcext:value-type="float">
            <text:p>1,4142135623731</text:p>
          </table:table-cell>
          <table:table-cell table:formula="of:=SQRT( ([.$N11]-[.J$2])*([.$N11]-[.J$2]) + ([.$O11]-[.J$3]) *([.$O11]-[.J$3])  )" office:value-type="float" office:value="3.60555127546399" calcext:value-type="float">
            <text:p>3,60555127546399</text:p>
          </table:table-cell>
          <table:table-cell table:formula="of:=SQRT( ([.$N11]-[.K$2])*([.$N11]-[.K$2]) + ([.$O11]-[.K$3]) *([.$O11]-[.K$3])  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"/>
          <table:table-cell table:style-name="Default" table:number-columns-repeated="9"/>
          <table:table-cell table:number-columns-repeated="4"/>
        </table:table-row>
        <table:table-row table:style-name="ro5">
          <table:table-cell table:style-name="ce3" office:value-type="string" calcext:value-type="string">
            <text:p>Limite</text:p>
          </table:table-cell>
          <table:table-cell table:style-name="ce7"/>
          <table:table-cell table:style-name="Default" table:number-columns-repeated="9"/>
          <table:table-cell table:number-columns-repeated="4"/>
        </table:table-row>
        <table:table-row table:style-name="ro5">
          <table:table-cell table:style-name="ce4" office:value-type="string" calcext:value-type="string">
            <text:p>Prix / km</text:p>
          </table:table-cell>
          <table:table-cell table:style-name="ce4" office:value-type="float" office:value="0.3" calcext:value-type="float">
            <text:p>0,3</text:p>
          </table:table-cell>
          <table:table-cell table:style-name="Default" table:number-columns-repeated="9"/>
          <table:table-cell table:number-columns-repeated="4"/>
        </table:table-row>
        <table:table-row table:style-name="ro5">
          <table:table-cell table:style-name="Default" table:number-columns-repeated="11"/>
          <table:table-cell table:number-columns-repeated="4"/>
        </table:table-row>
        <table:table-row table:style-name="ro5">
          <table:table-cell office:value-type="string" calcext:value-type="string">
            <text:p>x(e,d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Default" table:number-columns-repeated="11"/>
          <table:table-cell table:number-columns-repeated="4"/>
        </table:table-row>
        <table:table-row table:style-name="ro5">
          <table:table-cell table:style-name="Default" office:value-type="string" calcext:value-type="string">
            <text:p>Somme</text:p>
          </table:table-cell>
          <table:table-cell table:style-name="Default" table:formula="of:=SUM([.$B24:.$K24])-SUM([.B$24:.B$33])" office:value-type="float" office:value="-2" calcext:value-type="float">
            <text:p>-2</text:p>
          </table:table-cell>
          <table:table-cell table:style-name="Default" table:formula="of:=SUM([.$B25:.$K25])-SUM([.C$24:.C$33])" office:value-type="float" office:value="7" calcext:value-type="float">
            <text:p>7</text:p>
          </table:table-cell>
          <table:table-cell table:style-name="Default" table:formula="of:=SUM([.$B26:.$K26])-SUM([.D$24:.D$33])" office:value-type="float" office:value="-4" calcext:value-type="float">
            <text:p>-4</text:p>
          </table:table-cell>
          <table:table-cell table:style-name="Default" table:formula="of:=SUM([.$B27:.$K27])-SUM([.E$24:.E$33])" office:value-type="float" office:value="-3" calcext:value-type="float">
            <text:p>-3</text:p>
          </table:table-cell>
          <table:table-cell table:style-name="Default" table:formula="of:=SUM([.$B28:.$K28])-SUM([.F$24:.F$33])" office:value-type="float" office:value="3" calcext:value-type="float">
            <text:p>3</text:p>
          </table:table-cell>
          <table:table-cell table:style-name="Default" table:formula="of:=SUM([.$B29:.$K29])-SUM([.G$24:.G$33])" office:value-type="float" office:value="-5" calcext:value-type="float">
            <text:p>-5</text:p>
          </table:table-cell>
          <table:table-cell table:style-name="Default" table:formula="of:=SUM([.$B30:.$K30])-SUM([.H$24:.H$33])" office:value-type="float" office:value="-1" calcext:value-type="float">
            <text:p>-1</text:p>
          </table:table-cell>
          <table:table-cell table:style-name="Default" table:formula="of:=SUM([.$B31:.$K31])-SUM([.I$24:.I$33])" office:value-type="float" office:value="4" calcext:value-type="float">
            <text:p>4</text:p>
          </table:table-cell>
          <table:table-cell table:style-name="Default" table:formula="of:=SUM([.$B32:.$K32])-SUM([.J$24:.J$33])" office:value-type="float" office:value="6" calcext:value-type="float">
            <text:p>6</text:p>
          </table:table-cell>
          <table:table-cell table:style-name="Default" table:formula="of:=SUM([.$B33:.$K33])-SUM([.K$24:.K$33])" office:value-type="float" office:value="-5" calcext:value-type="float">
            <text:p>-5</text:p>
          </table:table-cell>
          <table:table-cell table:number-columns-repeated="4"/>
        </table:table-row>
        <table:table-row table:style-name="ro5">
          <table:table-cell table:style-name="Default" table:number-columns-repeated="11"/>
          <table:table-cell table:number-columns-repeated="4"/>
        </table:table-row>
        <table:table-row table:style-name="ro5">
          <table:table-cell table:style-name="Default" office:value-type="string" calcext:value-type="string">
            <text:p>Resultat </text:p>
          </table:table-cell>
          <table:table-cell table:style-name="Default" table:formula="of:=SUMPRODUCT([.B24:.K33];[.B9:.K18])*[.B21]" office:value-type="float" office:value="14.8288670378114" calcext:value-type="float">
            <text:p>14,8288670378114</text:p>
          </table:table-cell>
          <table:table-cell table:style-name="Default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1:21:55.067134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346" meta:object-count="0"/>
  </office:meta>
</office:document-meta>
</file>